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22a8" officeooo:paragraph-rsid="000522a8" style:font-weight-asian="bold" style:font-weight-complex="bold"/>
    </style:style>
    <style:style style:name="P2" style:family="paragraph" style:parent-style-name="Standard">
      <style:text-properties fo:font-weight="normal" officeooo:rsid="000522a8" officeooo:paragraph-rsid="000522a8" style:font-weight-asian="normal" style:font-weight-complex="normal"/>
    </style:style>
    <style:style style:name="P3" style:family="paragraph" style:parent-style-name="Standard">
      <style:text-properties fo:font-weight="normal" officeooo:rsid="00071a02" officeooo:paragraph-rsid="00071a02" style:font-weight-asian="normal" style:font-weight-complex="normal"/>
    </style:style>
    <style:style style:name="P4" style:family="paragraph" style:parent-style-name="Standard">
      <style:text-properties fo:font-weight="normal" officeooo:rsid="000a3008" officeooo:paragraph-rsid="000a3008" style:font-weight-asian="normal" style:font-weight-complex="normal"/>
    </style:style>
    <style:style style:name="P5" style:family="paragraph" style:parent-style-name="Standard">
      <style:text-properties fo:font-weight="normal" officeooo:rsid="000a3095" officeooo:paragraph-rsid="000a3095" style:font-weight-asian="normal" style:font-weight-complex="normal"/>
    </style:style>
    <style:style style:name="P6" style:family="paragraph" style:parent-style-name="Standard">
      <style:text-properties fo:font-weight="normal" officeooo:rsid="000c7c6e" officeooo:paragraph-rsid="000c7c6e" style:font-weight-asian="normal" style:font-weight-complex="normal"/>
    </style:style>
    <style:style style:name="P7" style:family="paragraph" style:parent-style-name="Standard">
      <style:text-properties fo:font-weight="normal" officeooo:rsid="000df3e3" officeooo:paragraph-rsid="000df3e3" style:font-weight-asian="normal" style:font-weight-complex="normal"/>
    </style:style>
    <style:style style:name="P8" style:family="paragraph" style:parent-style-name="Standard">
      <style:text-properties fo:font-weight="bold" officeooo:rsid="000a3008" officeooo:paragraph-rsid="000a3008" style:font-weight-asian="bold" style:font-weight-complex="bold"/>
    </style:style>
    <style:style style:name="T1" style:family="text">
      <style:text-properties officeooo:rsid="00088eb7"/>
    </style:style>
    <style:style style:name="T2" style:family="text">
      <style:text-properties style:text-underline-style="solid" style:text-underline-width="auto" style:text-underline-color="font-color" officeooo:rsid="00088eb7"/>
    </style:style>
    <style:style style:name="T3" style:family="text">
      <style:text-properties officeooo:rsid="0008b05f"/>
    </style:style>
    <style:style style:name="T4" style:family="text">
      <style:text-properties officeooo:rsid="000f2b21"/>
    </style:style>
    <style:style style:name="T5" style:family="text">
      <style:text-properties officeooo:rsid="001128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nctionnement technique :</text:p>
      <text:p text:style-name="P2"/>
      <text:p text:style-name="P3">Le stockage dit « cloud » est une solution de stockage en ligne par le biais d’un prestataire (<text:span text:style-name="T3">externalisation</text:span>). Le stockage est simplement effectué sur les serveurs du prestataire ; ainsi les lectures et écritures des sauvegardes se font <text:span text:style-name="T1">à travers la connexion internet du client (consommant bande passante)<text:line-break/><text:line-break/>→ Cryptage </text:span><text:span text:style-name="T2">nécessaire</text:span><text:span text:style-name="T1"> pour sécurité</text:span></text:p>
      <text:p text:style-name="P3">→<text:span text:style-name="T1"> Demande une confiance envers le prestataire</text:span></text:p>
      <text:p text:style-name="P3">→<text:span text:style-name="T1"> Sécurité des sauvegardes assurée par une entreprise dédiée à ce métier</text:span></text:p>
      <text:p text:style-name="P3"/>
      <text:p text:style-name="P3"/>
      <text:p text:style-name="P8">Caractéristiques techniques :</text:p>
      <text:p text:style-name="P4">Les caractéristiques dépendent de l’offre souscrite.</text:p>
      <text:p text:style-name="P4">- Dépendant du prestataire et du budget, le stockage va de 100Go → plusieurs dizaines de To</text:p>
      <text:p text:style-name="P4">- <text:span text:style-name="T4">Beaucoup de prestataires (amazon, google, ibm, …) font un tarif au Go, sur devis.</text:span></text:p>
      <text:p text:style-name="P7">- Stockage sur disque durs</text:p>
      <text:p text:style-name="P6">- Le débit proposé est toujours très élevé (Fibre). </text:p>
      <text:p text:style-name="P7">- Protocoles de transfert/montages de partition – FTP ; FTPS ; NFS ; CIFS</text:p>
      <text:p text:style-name="P5">- <text:span text:style-name="T5">Garantie annoncée « sans coupure d’accès » : redondance mise en place par les prestatair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Richier</meta:initial-creator>
    <meta:creation-date>2017-09-15T09:00:55.769000000</meta:creation-date>
    <dc:date>2017-09-15T09:48:35.804000000</dc:date>
    <dc:creator>Maxime Richier</dc:creator>
    <meta:editing-duration>PT46M26S</meta:editing-duration>
    <meta:editing-cycles>12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12" meta:word-count="160" meta:character-count="986" meta:non-whitespace-character-count="835"/>
  </office:meta>
</office:document-meta>
</file>